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8453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702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5.9035in"/>
    </style:style>
    <style:style style:name="co15" style:family="table-column">
      <style:table-column-properties fo:break-before="auto" style:column-width="2.8807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elf_20_Billed_20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elf Billed Credit Note" table:style-name="ta1" table:print-ranges="'Self Billed Credit Note'.A1:'Self Billed Credit Note'.Q38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2" table:default-cell-style-name="ce7"/>
        <table:table-column table:style-name="co9" table:default-cell-style-name="ce7"/>
        <table:table-column table:style-name="co3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24"/>
        <table:table-column table:style-name="co13" table:default-cell-style-name="ce7"/>
        <table:table-column table:style-name="co14" table:default-cell-style-name="ce3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3" table:number-columns-repeated="2" table:default-cell-style-name="ce7"/>
        <table:table-column table:style-name="co18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27in" svg:height="2.5433in" svg:x="3.152in" svg:y="0.1091in" draw:caption-point-x="-3.152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5433in" svg:x="7.3594in" svg:y="0.1091in" draw:caption-point-x="-7.3594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787in" svg:height="2.5433in" svg:x="8.4358in" svg:y="0.1091in" draw:caption-point-x="-8.4358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63in" svg:height="2.5433in" svg:x="10.1638in" svg:y="0.1091in" draw:caption-point-x="-10.1638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32in" svg:height="0.8913in" svg:x="11.3378in" svg:y="0.0213in" draw:caption-point-x="-11.3378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24in" svg:height="2.0083in" svg:x="12.6646in" svg:y="0.0213in" draw:caption-point-x="-12.6646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4in" svg:height="2.0083in" svg:x="13.7291in" svg:y="0.0213in" draw:caption-point-x="-13.7291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6.111in" svg:height="1.3638in" svg:x="15.7839in" svg:y="0.0213in" draw:caption-point-x="-15.7839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366in" svg:height="2.5433in" svg:x="16.6752in" svg:y="0.1091in" draw:caption-point-x="-16.6752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24in" svg:height="2.5433in" svg:x="20.0449in" svg:y="0.1091in" draw:caption-point-x="-20.0449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957in" svg:height="2.5433in" svg:x="21.6744in" svg:y="0.1091in" draw:caption-point-x="-21.6744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7724in" svg:height="2.5433in" svg:x="22.8055in" svg:y="0.1091in" draw:caption-point-x="-22.8055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8in" svg:height="2.5433in" svg:x="23.2295in" svg:y="0.1091in" draw:caption-point-x="-23.2295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7.0598in" svg:height="2.5433in" svg:x="24.8047in" svg:y="0.1091in" draw:caption-point-x="-24.8047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5433in" svg:x="30.1327in" svg:y="0.1091in" draw:caption-point-x="-30.1327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4" office:value-type="string">
            <office:annotation draw:style-name="gr1" draw:text-style-name="P1" svg:width="1.7512in" svg:height="2.5433in" svg:x="36.2843in" svg:y="0.1091in" draw:caption-point-x="-36.2843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1.7724in" svg:height="2.5433in" svg:x="37.2622in" svg:y="0.1091in" draw:caption-point-x="-37.2622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elfBilledCreditNote">
              <text:p>SelfBilledCreditNote</text:p>
            </table:table-cell>
            <table:table-cell table:style-name="ce2" office:value-type="string">
              <text:p>Self Billed Credit Note. Details</text:p>
            </table:table-cell>
            <table:table-cell table:style-name="ce2"/>
            <table:table-cell table:style-name="ce2" office:value-type="string">
              <text:p>Self Billed Cred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27" office:value-type="string">
              <text:p>The Credit Note created by the Debtor in a Self Billing arrangement with a Creditor; Self Billed Credit Note replaces Debit Note in such arrangements.</text:p>
            </table:table-cell>
            <table:table-cell table:style-name="ce39" table:number-columns-repeated="2"/>
            <table:table-cell table:style-name="ce40" office:value-type="string">
              <text:p>2.0</text:p>
            </table:table-cell>
            <table:table-cell table:style-name="ce45"/>
            <table:table-cell table:style-name="ce22"/>
            <table:table-cell table:style-name="ce39" office:value-type="string">
              <text:p>Procurement</text:p>
            </table:table-cell>
            <table:table-cell table:style-name="ce2" table:number-columns-repeated="8"/>
            <table:table-cell table:style-name="ce50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Self Billed Credit Note. UBL Version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13"/>
          <table:table-cell table:style-name="ce13" office:value-type="string">
            <text:p>UBL Version</text:p>
          </table:table-cell>
          <table:table-cell office:value-type="string">
            <text:p>Identifier</text:p>
          </table:table-cell>
          <table:table-cell table:style-name="ce17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17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Self Billed Credit Note. Customization Identifier. Identifier</text:p>
          </table:table-cell>
          <table:table-cell/>
          <table:table-cell table:style-name="ce13" office:value-type="string">
            <text:p>Self Billed Credit Not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Self Billed Credit Note. Profile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4" office:value-type="string">
            <text:p>Self Billed Credit Note. Identifier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Self Billed Credit Note assigned by the Debto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Self Billed Credit Note. Copy_ Indicator. Indicator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whether the Self Billed Credit Note is a copy (true) or not (false)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UUID</text:p>
          </table:table-cell>
          <table:table-cell table:style-name="ce9" office:value-type="string">
            <text:p>Self Billed Credit Note. UUID. Identifier</text:p>
          </table:table-cell>
          <table:table-cell/>
          <table:table-cell office:value-type="string">
            <text:p>Self Billed Credit Note</text:p>
          </table:table-cell>
          <table:table-cell table:style-name="Default"/>
          <table:table-cell/>
          <table:table-cell table:style-name="ce13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Self Billed Credit Note instanc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4" office:value-type="string">
            <text:p>Self Billed Credit Note. Issue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Debtor on which the Self Billed Credit Not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4" office:value-type="string">
            <text:p>Self Billed Credit Note. Issue Time. Tim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Debtor on which the Self Billed Credit Not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table:style-name="ce4" office:value-type="string">
            <text:p>Self Billed Credit Note. Tax Point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date of the Self Billed Credit Note, used to indicate the point at which tax becomes applicabl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Self Billed Credit Note. Note. Text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Self Billed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Self Billed Credit Note. Document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default currency for the Self Billed Credit Not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Self Billed Credit Note. Tax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tax amounts in the Self Billed Credit Not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Self Billed Credit Note. Pricing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prices in the Self Billed Credit Not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Self Billed Credit Note. Accounting Cost Code. Code</text:p>
          </table:table-cell>
          <table:table-cell/>
          <table:table-cell office:value-type="string">
            <text:p>Self Billed Cred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table:style-name="ce17" office:value-type="string">
            <text:p>Code</text:p>
          </table:table-cell>
          <table:table-cell table:formula="oooc:=IF([.F16]&lt;&gt;&quot;&quot;;CONCATENATE([.F16];&quot; &quot;;[.G16]);[.G16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Self Billed Credit Note as a whol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Self Billed Credit Note. Accounting Cost. Text</text:p>
          </table:table-cell>
          <table:table-cell/>
          <table:table-cell office:value-type="string">
            <text:p>Self Billed Cred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7]&lt;&gt;&quot;&quot;;CONCATENATE([.F17];&quot; &quot;;[.G17]);[.G17])" office:value-type="string" office:string-value="Accounting Cost">
            <text:p>Accounting Cost</text:p>
          </table:table-cell>
          <table:table-cell table:style-name="ce13"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Self Billed Credit Note as a whole, expressed as tex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Self Billed Credit Note. Line Count. Numeric</text:p>
          </table:table-cell>
          <table:table-cell/>
          <table:table-cell office:value-type="string">
            <text:p>Self Billed Credit Note</text:p>
          </table:table-cell>
          <table:table-cell/>
          <table:table-cell table:style-name="ce13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18]&lt;&gt;&quot;&quot;;CONCATENATE([.F18];&quot; &quot;;[.G18]);[.G18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Self Billed Credit Note. Invoice_ Period. Period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19]" office:value-type="string" office:string-value="Period">
            <text:p>Period</text:p>
          </table:table-cell>
          <table:table-cell table:style-name="ce5" table:formula="oooc:=[.M19]" office:value-type="string" office:string-value="Period">
            <text:p>Period</text:p>
          </table:table-cell>
          <table:table-cell table:style-name="ce5" table:number-columns-repeated="3"/>
          <table:table-cell table:style-name="ce19" office:value-type="string">
            <text:p>Period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period(s) to which the (Self Billed) Invoices related to the Self Billed Credit apply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Self Billed Credit Note. Discrepancy_ Response. Respons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0]" office:value-type="string" office:string-value="Response">
            <text:p>Response</text:p>
          </table:table-cell>
          <table:table-cell table:style-name="ce5" table:formula="oooc:=[.M20]" office:value-type="string" office:string-value="Response">
            <text:p>Response</text:p>
          </table:table-cell>
          <table:table-cell table:style-name="ce5" table:number-columns-repeated="3"/>
          <table:table-cell table:style-name="ce19" office:value-type="string">
            <text:p>Respons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a reason for the Self Billed Credit Note as a whole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34" table:number-columns-repeated="2"/>
          <table:table-cell table:style-name="ce5" office:value-type="string">
            <text:p>Procurement</text:p>
          </table:table-cell>
          <table:table-cell table:style-name="ce34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Self Billed Credit Note. Order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9" office:value-type="string">
            <text:p>Order Referenc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an Order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Self Billed Credit Note. Billing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9" office:value-type="string">
            <text:p>Billing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billing document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Self Billed Credit Note. Despatch_ Document Reference. Document Referenc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style-name="ce11" office:value-type="string">
            <text:p>Despatch</text:p>
          </table:table-cell>
          <table:table-cell table:style-name="ce11"/>
          <table:table-cell table:style-name="ce11"/>
          <table:table-cell table:style-name="ce5" table:formula="oooc:=[.M23]" office:value-type="string" office:string-value="Document Reference">
            <text:p>Document Reference</text:p>
          </table:table-cell>
          <table:table-cell table:style-name="ce5" table:formula="oooc:=[.M23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Despatch Advice.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style-name="ce51" table:number-columns-repeated="113"/>
          <table:table-cell table:style-name="ce17" table:number-columns-repeated="93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Self Billed Credit Note. Receipt_ Document Reference. Document Referenc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style-name="ce11" office:value-type="string">
            <text:p>Receipt</text:p>
          </table:table-cell>
          <table:table-cell table:style-name="ce11"/>
          <table:table-cell table:style-name="ce11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Receipt Advice.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style-name="ce17" table:number-columns-repeated="206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Self Billed Credit Note. Contract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a framework agreement or contract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Self Billed Credit Note. Additional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document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Self Billed Credit Note. Signatur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number-columns-repeated="2" table:style-name="ce11"/>
          <table:table-cell table:style-name="ce11"/>
          <table:table-cell table:style-name="ce5" table:formula="oooc:=[.M27]" office:value-type="string" office:string-value="Signature">
            <text:p>Signature</text:p>
          </table:table-cell>
          <table:table-cell table:style-name="ce5" table:formula="oooc:=[.M27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Self Billed Credit Note with zero or more signatures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1" table:number-columns-repeated="114"/>
          <table:table-cell table:style-name="ce17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Self Billed Credit Note. Accounting_ Customer Party. Custom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8]" office:value-type="string" office:string-value="Customer Party">
            <text:p>Customer Party</text:p>
          </table:table-cell>
          <table:table-cell table:style-name="ce5" table:formula="oooc:=[.M28]" office:value-type="string" office:string-value="Customer Party">
            <text:p>Customer Party</text:p>
          </table:table-cell>
          <table:table-cell table:style-name="ce5" table:number-columns-repeated="3"/>
          <table:table-cell table:style-name="ce19" office:value-type="string">
            <text:p>Custom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Self Billed Credit Note. Accounting_ Supplier Party. Suppli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9]" office:value-type="string" office:string-value="Supplier Party">
            <text:p>Supplier Party</text:p>
          </table:table-cell>
          <table:table-cell table:style-name="ce5" table:formula="oooc:=[.M29]" office:value-type="string" office:string-value="Supplier Party">
            <text:p>Supplier Party</text:p>
          </table:table-cell>
          <table:table-cell table:style-name="ce5" table:number-columns-repeated="3"/>
          <table:table-cell table:style-name="ce19" office:value-type="string">
            <text:p>Suppli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Self Billed Credit Note. Paye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0]" office:value-type="string" office:string-value="Party">
            <text:p>Party</text:p>
          </table:table-cell>
          <table:table-cell table:style-name="ce5" table:formula="oooc:=[.M30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Payee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Self Billed Credit Note. Tax Representativ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1]" office:value-type="string" office:string-value="Party">
            <text:p>Party</text:p>
          </table:table-cell>
          <table:table-cell table:style-name="ce5" table:formula="oooc:=[.M31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ax Representative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Self Billed Credit Note. Allowance Charg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number-columns-repeated="2" table:style-name="ce11"/>
          <table:table-cell table:style-name="ce11"/>
          <table:table-cell table:style-name="ce5" table:formula="oooc:=[.M32]" office:value-type="string" office:string-value="Allowance Charge">
            <text:p>Allowance Charge</text:p>
          </table:table-cell>
          <table:table-cell table:style-name="ce5" table:formula="oooc:=[.M32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 overall charge or allowance.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17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Self Billed Credit Note. Tax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3]" office:value-type="string" office:string-value="Exchange Rate">
            <text:p>Exchange Rate</text:p>
          </table:table-cell>
          <table:table-cell table:style-name="ce5" table:formula="oooc:=[.M33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Tax Currency.</text:p>
          </table:table-cell>
          <table:table-cell table:style-name="ce33"/>
          <table:table-cell table:style-name="ce34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Self Billed Credit Note. Pricing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ricing Currency.</text:p>
          </table:table-cell>
          <table:table-cell table:style-name="ce33"/>
          <table:table-cell table:style-name="ce34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Self Billed Credit Note. Tax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5]" office:value-type="string" office:string-value="Tax Total">
            <text:p>Tax Total</text:p>
          </table:table-cell>
          <table:table-cell table:style-name="ce5" table:formula="oooc:=[.M35]" office:value-type="string" office:string-value="Tax Total">
            <text:p>Tax Total</text:p>
          </table:table-cell>
          <table:table-cell table:style-name="ce5" table:number-columns-repeated="3"/>
          <table:table-cell table:style-name="ce19" office:value-type="string">
            <text:p>Tax Total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ax Total for specific tax types/rate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Self Billed Credit Note. Legal_ Monetary Total. Monetary Tota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36]" office:value-type="string" office:string-value="Monetary Total">
            <text:p>Monetary Total</text:p>
          </table:table-cell>
          <table:table-cell table:style-name="ce5" table:formula="oooc:=[.M36]" office:value-type="string" office:string-value="Monetary Total">
            <text:p>Monetary Total</text:p>
          </table:table-cell>
          <table:table-cell table:style-name="ce5" table:number-columns-repeated="3"/>
          <table:table-cell table:style-name="ce19" office:value-type="string">
            <text:p>Monetary Total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otal amount payable on the Self Billed Credit Note, including Allowances, Charges, and Taxe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Self Billed Credit Note. Credit Note Lin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9" office:value-type="string">
            <text:p>Credit Note Line</text:p>
          </table:table-cell>
          <table:table-cell table:style-name="ce5"/>
          <table:table-cell table:style-name="ce25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ne or more Self Billed Credit Note Line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6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8"/>
          <table:table-cell table:style-name="ce36"/>
          <table:table-cell table:style-name="ce6" table:number-columns-repeated="9"/>
          <table:table-cell table:number-columns-repeated="225"/>
        </table:table-row>
        <table:table-row table:style-name="ro3" table:number-rows-repeated="6549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Self Billed Credit Note'.$A$1" table:cell-range-address="$'Self Billed Credit Note'.$A$1:.$IV$1"/>
        <table:named-expression table:name="BuiltIn_AutoFilter___1" table:base-cell-address="$'Self Billed Credit Note'.$A$1" table:expression="&quot;$Invoice.$#REF!$#REF!:$#REF!$#REF!&quot;"/>
        <table:named-range table:name="Excel_BuiltIn_Print_Area_1___0" table:base-cell-address="$'Self Billed Credit Note'.$A$1" table:cell-range-address="$'Self Billed Credit Note'.$A$2:.$AE$37"/>
        <table:named-range table:name="Excel_BuiltIn_Print_Titles_1" table:base-cell-address="$'Self Billed Credit Note'.$A$1" table:cell-range-address="$'Self Billed Credit Note'.$A$2:.$IU$2"/>
        <table:named-range table:name="Excel_BuiltIn_Print_Titles_1_1" table:base-cell-address="$'Self Billed Credit Note'.$A$1" table:cell-range-address="$'Self Billed Credit Note'.$A$2:.$IC$2"/>
        <table:named-expression table:name="Excel_BuiltIn_Print_Titles_1___0" table:base-cell-address="$'Self Billed Credit Note'.$A$1" table:expression="&quot;$Invoice.$#REF!$#REF!:$#REF!$#REF!&quot;"/>
        <table:named-range table:name="Excel_BuiltIn_Print_Area_1" table:base-cell-address="$'Self Billed Credit Note'.$A$1" table:cell-range-address="$'Self Billed Credit Note'.$A$1:.$Q$38" table:range-usable-as="print-range"/>
        <table:named-range table:name="Excel_BuiltIn_Print_Titles_1 1" table:base-cell-address="$'Self Billed Credit Note'.$A$1" table:cell-range-address="$'Self Billed Credit Note'.$A$2:.$IV$2" table:range-usable-as="repeat-column repeat-row"/>
      </table:named-expressions>
      <table:database-ranges>
        <table:database-range table:name="Excel_BuiltIn__FilterDatabase_1" table:target-range-address="'Self Billed Credit Note'.A1:'Self Billed 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f_20_Billed_20_Credit_20_Note" style:display-name="PageStyle_Self Billed 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1:11</dc:date>
    <meta:print-date>2005-09-05T05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29"/>
  </office:meta>
</office:document-meta>
</file>